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Helvetica"/>
    </style:style>
    <style:style style:name="P2" style:family="paragraph" style:parent-style-name="Standard" style:list-style-name="L1">
      <style:text-properties style:font-name="Helvetica"/>
    </style:style>
    <style:style style:name="P3" style:family="paragraph" style:parent-style-name="Standard" style:list-style-name="L2">
      <style:text-properties style:font-name="Helvetica"/>
    </style:style>
    <style:style style:name="P4" style:family="paragraph" style:parent-style-name="Standard" style:list-style-name="L3">
      <style:text-properties style:font-name="Helvetica"/>
    </style:style>
    <style:style style:name="P5" style:family="paragraph" style:parent-style-name="Standard" style:list-style-name="L4">
      <style:text-properties style:font-name="Helvetica"/>
    </style:style>
    <style:style style:name="P6" style:family="paragraph" style:parent-style-name="Standard" style:list-style-name="L5">
      <style:text-properties style:font-name="Helvetica"/>
    </style:style>
    <style:style style:name="P7" style:family="paragraph" style:parent-style-name="Standard" style:list-style-name="L6">
      <style:text-properties style:font-name="Helvetica"/>
    </style:style>
    <style:style style:name="P8" style:family="paragraph" style:parent-style-name="Standard" style:list-style-name="L7">
      <style:text-properties style:font-name="Helvetica"/>
    </style:style>
    <style:style style:name="P9" style:family="paragraph" style:parent-style-name="Standard" style:list-style-name="L8">
      <style:text-properties style:font-name="Helvetica"/>
    </style:style>
    <style:style style:name="P10" style:family="paragraph" style:parent-style-name="Standard" style:list-style-name="L9">
      <style:text-properties style:font-name="Helvetica"/>
    </style:style>
    <style:style style:name="P11" style:family="paragraph" style:parent-style-name="Standard" style:list-style-name="L10">
      <style:text-properties style:font-name="Helvetica"/>
    </style:style>
    <style:style style:name="P12" style:family="paragraph" style:parent-style-name="Standard" style:list-style-name="L11">
      <style:text-properties style:font-name="Helvetica"/>
    </style:style>
    <style:style style:name="P13" style:family="paragraph" style:parent-style-name="Standard" style:list-style-name="L12">
      <style:text-properties style:font-name="Helvetica"/>
    </style:style>
    <style:style style:name="P14" style:family="paragraph" style:parent-style-name="Standard" style:list-style-name="L13">
      <style:text-properties style:font-name="Helvetica"/>
    </style:style>
    <style:style style:name="P15" style:family="paragraph" style:parent-style-name="Standard" style:list-style-name="L14">
      <style:text-properties style:font-name="Helvetica"/>
    </style:style>
    <style:style style:name="P16" style:family="paragraph" style:parent-style-name="Standard" style:list-style-name="L15">
      <style:text-properties style:font-name="Helvetica"/>
    </style:style>
    <style:style style:name="P17" style:family="paragraph" style:parent-style-name="Standard" style:list-style-name="L16">
      <style:text-properties style:font-name="Helvetica"/>
    </style:style>
    <style:style style:name="P18" style:family="paragraph" style:parent-style-name="Standard" style:list-style-name="L17">
      <style:text-properties style:font-name="Helvetica"/>
    </style:style>
    <style:style style:name="P19" style:family="paragraph" style:parent-style-name="Standard" style:list-style-name="L18">
      <style:text-properties style:font-name="Helvetica"/>
    </style:style>
    <style:style style:name="P20" style:family="paragraph" style:parent-style-name="Standard" style:list-style-name="L19">
      <style:text-properties style:font-name="Helvetica"/>
    </style:style>
    <style:style style:name="P21" style:family="paragraph" style:parent-style-name="Standard">
      <style:paragraph-properties fo:break-before="page"/>
      <style:text-properties style:font-name="Helvetica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venture game with possibility of combat?</text:p>
      <text:p text:style-name="P1"/>
      <text:p text:style-name="P1">super hero -</text:p>
      <text:list xml:id="list2695215091248004103" text:style-name="L5">
        <text:list-item>
          <text:list>
            <text:list-item>
              <text:p text:style-name="P6">time travel</text:p>
            </text:list-item>
            <text:list-item>
              <text:p text:style-name="P6">force blasts</text:p>
            </text:list-item>
            <text:list-item>
              <text:p text:style-name="P6">shield</text:p>
            </text:list-item>
          </text:list>
        </text:list-item>
      </text:list>
      <text:p text:style-name="P1">A little over powered but combat may cause other things to happen. Or countdown of stuff to happen. Combat can be good or bad.</text:p>
      <text:p text:style-name="P1"/>
      <text:p text:style-name="P1"/>
      <text:p text:style-name="P1"/>
      <text:p text:style-name="P1"/>
      <text:list xml:id="list8362212402493844391" text:style-name="L4">
        <text:list-header>
          <text:p text:style-name="P5"/>
        </text:list-header>
      </text:list>
      <text:p text:style-name="P1"/>
      <text:p text:style-name="P1">Name Ideas</text:p>
      <text:p text:style-name="P1"/>
      <text:p text:style-name="P1">- I don't believe in paradox</text:p>
      <text:p text:style-name="P1"/>
      <text:p text:style-name="P1">Needed ui screens</text:p>
      <text:p text:style-name="P1"/>
      <text:p text:style-name="P1">Login – (microsoft handle?)</text:p>
      <text:p text:style-name="P1">character select ( 3 slots ) (is this really needed for simple game )<text:line-break/>character creator </text:p>
      <text:p text:style-name="P1">level select – map not just a list</text:p>
      <text:list xml:id="list4757252168176749627" text:style-name="L1">
        <text:list-item>
          <text:list>
            <text:list-item>
              <text:p text:style-name="P2">show relationships</text:p>
            </text:list-item>
            <text:list-item>
              <text:p text:style-name="P2">center piece of game</text:p>
            </text:list-item>
          </text:list>
        </text:list-item>
      </text:list>
      <text:p text:style-name="P1">load save</text:p>
      <text:p text:style-name="P1"/>
      <text:p text:style-name="P1">Gameplay</text:p>
      <text:list xml:id="list7331387681696949591" text:style-name="L2">
        <text:list-item>
          <text:p text:style-name="P3">dead screen</text:p>
        </text:list-item>
        <text:list-item>
          <text:p text:style-name="P3">inventory</text:p>
        </text:list-item>
        <text:list-item>
          <text:p text:style-name="P3">dialog pieces</text:p>
        </text:list-item>
        <text:list-item>
          <text:p text:style-name="P3">main ui</text:p>
        </text:list-item>
        <text:list-item>
          <text:p text:style-name="P3">combat ui – weapons / powers</text:p>
        </text:list-item>
      </text:list>
      <text:p text:style-name="P1"/>
      <text:p text:style-name="P1">Small simple website </text:p>
      <text:list xml:id="list143698826550628370" text:style-name="L3">
        <text:list-item>
          <text:p text:style-name="P4">short about game</text:p>
        </text:list-item>
        <text:list-item>
          <text:p text:style-name="P4">youtube demo</text:p>
        </text:list-item>
        <text:list-item>
          <text:p text:style-name="P4">screenshots</text:p>
        </text:list-item>
        <text:list-item>
          <text:p text:style-name="P4">short bio of me</text:p>
          <text:p text:style-name="P4"/>
        </text:list-item>
      </text:list>
      <text:p text:style-name="P21">Locations</text:p>
      <text:p text:style-name="P1"/>
      <text:list xml:id="list5902807834070921705" text:style-name="L6">
        <text:list-item>
          <text:p text:style-name="P7">desert island base</text:p>
        </text:list-item>
        <text:list-item>
          <text:p text:style-name="P7">city scape</text:p>
          <text:list>
            <text:list-item>
              <text:p text:style-name="P7">sneak into office</text:p>
            </text:list-item>
            <text:list-item>
              <text:p text:style-name="P7">cross the street</text:p>
            </text:list-item>
          </text:list>
        </text:list-item>
      </text:list>
      <text:list xml:id="list8275321357843017397" text:style-name="L7">
        <text:list-item>
          <text:p text:style-name="P8">future nightlcub</text:p>
        </text:list-item>
        <text:list-item>
          <text:p text:style-name="P8">haunted tower</text:p>
        </text:list-item>
        <text:list-item>
          <text:p text:style-name="P8">torn up office</text:p>
        </text:list-item>
        <text:list-item>
          <text:p text:style-name="P8">mansion</text:p>
        </text:list-item>
        <text:list-item>
          <text:p text:style-name="P8">farm</text:p>
        </text:list-item>
        <text:list-item>
          <text:p text:style-name="P8"/>
        </text:list-item>
      </text:list>
      <text:p text:style-name="P21">Story Ideas</text:p>
      <text:p text:style-name="P1"/>
      <text:p text:style-name="P1"/>
      <text:p text:style-name="P1">The Farm</text:p>
      <text:list xml:id="list7476176098505908282" text:style-name="L8">
        <text:list-item>
          <text:p text:style-name="P9">escort guy through farm with hidden enemies</text:p>
        </text:list-item>
        <text:list-item>
          <text:p text:style-name="P9">(edge of tomorrow)</text:p>
        </text:list-item>
        <text:list-item>
          <text:p text:style-name="P9">protect who you can</text:p>
        </text:list-item>
      </text:list>
      <text:p text:style-name="P1"/>
      <text:p text:style-name="P1">The party</text:p>
      <text:list xml:id="list8882714982322223296" text:style-name="L9">
        <text:list-item>
          <text:p text:style-name="P10">protect someone behind the scenes</text:p>
        </text:list-item>
        <text:list-item>
          <text:p text:style-name="P10">stay hidden, use diguises</text:p>
        </text:list-item>
        <text:list-item>
          <text:p text:style-name="P10">(if caught may have to fight if haven't found certain item)</text:p>
        </text:list-item>
      </text:list>
      <text:p text:style-name="P1"/>
      <text:p text:style-name="P1">The sleeping giant</text:p>
      <text:list xml:id="list3449090272485829560" text:style-name="L10">
        <text:list-item>
          <text:p text:style-name="P11">big monster that will wake up in a certain number of turns</text:p>
        </text:list-item>
        <text:list-item>
          <text:p text:style-name="P11">or is actively doing something that you need to have stopped</text:p>
        </text:list-item>
        <text:list-item>
          <text:p text:style-name="P11">need to do things to help defeat it</text:p>
        </text:list-item>
        <text:list-item>
          <text:p text:style-name="P11">can wake up early</text:p>
        </text:list-item>
      </text:list>
      <text:p text:style-name="P1"/>
      <text:list xml:id="list400194596799995343" text:style-name="L11">
        <text:list-item>
          <text:p text:style-name="P12">hellboy 1 birth. Large summoning object. Have to stop it around edges before engaging middle ( to lessen number of others deaths)</text:p>
        </text:list-item>
      </text:list>
      <text:p text:style-name="P1"/>
      <text:p text:style-name="P1">The Oracle Vision</text:p>
      <text:list xml:id="list6231020491532185292" text:style-name="L12">
        <text:list-item>
          <text:p text:style-name="P13">vision about the world burning</text:p>
        </text:list-item>
        <text:list-item>
          <text:p text:style-name="P13">fighting flammable enemies</text:p>
        </text:list-item>
        <text:list-item>
          <text:p text:style-name="P13">help from fire using hero</text:p>
        </text:list-item>
        <text:list-item>
          <text:p text:style-name="P13">make choice. Is the fire worth the risk.</text:p>
        </text:list-item>
      </text:list>
      <text:p text:style-name="P21">Scenarios – these are things that can happen during the game ideas</text:p>
      <text:p text:style-name="P1"/>
      <text:list xml:id="list8354153275945748691" text:style-name="L13">
        <text:list-item>
          <text:p text:style-name="P14">fetch item and use item on thing</text:p>
        </text:list-item>
        <text:list-item>
          <text:p text:style-name="P14">combine item and use item on thing</text:p>
        </text:list-item>
        <text:list-item>
          <text:p text:style-name="P14">dialog</text:p>
        </text:list-item>
        <text:list-item>
          <text:p text:style-name="P14">need item for dialog</text:p>
        </text:list-item>
        <text:list-item>
          <text:p text:style-name="P14">combat</text:p>
        </text:list-item>
      </text:list>
      <text:p text:style-name="P1"/>
      <text:list xml:id="list8863030080476630490" text:style-name="L14">
        <text:list-item>
          <text:p text:style-name="P15">fight enemies. But don't defeat for a couple turns and they give up</text:p>
        </text:list-item>
        <text:list-item>
          <text:p text:style-name="P15">don't over kill enemies (reduce to 1 hp)</text:p>
        </text:list-item>
        <text:list-item>
          <text:p text:style-name="P15"/>
        </text:list-item>
      </text:list>
      <text:p text:style-name="P21">Database</text:p>
      <text:p text:style-name="P1">login – handled by microsoft?</text:p>
      <text:p text:style-name="P1"/>
      <text:p text:style-name="P1">Character</text:p>
      <text:list xml:id="list4362390145670316078" text:style-name="L15">
        <text:list-item>
          <text:p text:style-name="P16">name</text:p>
        </text:list-item>
        <text:list-item>
          <text:p text:style-name="P16">states?</text:p>
        </text:list-item>
        <text:list-item>
          <text:p text:style-name="P16">Saved json</text:p>
        </text:list-item>
      </text:list>
      <text:p text:style-name="P1"/>
      <text:p text:style-name="P1">Saved Level</text:p>
      <text:list xml:id="list8460268979697302031" text:style-name="L16">
        <text:list-item>
          <text:p text:style-name="P17">id</text:p>
        </text:list-item>
        <text:list-item>
          <text:p text:style-name="P17">char key</text:p>
        </text:list-item>
        <text:list-item>
          <text:p text:style-name="P17">json of saved game</text:p>
        </text:list-item>
      </text:list>
      <text:p text:style-name="P1"/>
      <text:p text:style-name="P1"/>
      <text:p text:style-name="P1">Mapdata</text:p>
      <text:list xml:id="list550555915308961174" text:style-name="L17">
        <text:list-item>
          <text:p text:style-name="P18">or just have the filesystem do this as a json file</text:p>
        </text:list-item>
        <text:list-item>
          <text:p text:style-name="P18">map json</text:p>
        </text:list-item>
        <text:list-item>
          <text:p text:style-name="P18">map images to be loaded</text:p>
        </text:list-item>
        <text:list-item>
          <text:p text:style-name="P18">map loading screen?</text:p>
        </text:list-item>
      </text:list>
      <text:p text:style-name="P1">Items</text:p>
      <text:p text:style-name="P1"/>
      <text:list xml:id="list426265083225083304" text:style-name="L18">
        <text:list-item>
          <text:p text:style-name="P19">id</text:p>
        </text:list-item>
        <text:list-item>
          <text:p text:style-name="P19">picture?</text:p>
        </text:list-item>
        <text:list-item>
          <text:p text:style-name="P19">Sprite sheet</text:p>
        </text:list-item>
      </text:list>
      <text:p text:style-name="P1"/>
      <text:p text:style-name="P1">char </text:p>
      <text:list xml:id="list8418282473472420306" text:style-name="L19">
        <text:list-item>
          <text:p text:style-name="P20">sprite sheet</text:p>
        </text:list-item>
        <text:list-item>
          <text:p text:style-name="P2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yan Gough</meta:initial-creator>
    <meta:creation-date>2015-09-22T18:20:35</meta:creation-date>
    <meta:generator>OpenOffice/4.0.1$Unix OpenOffice.org_project/401m5$Build-9714</meta:generator>
    <dc:date>2015-09-23T14:02:53</dc:date>
    <dc:creator>Bryan Gough</dc:creator>
    <meta:editing-duration>PT19H42M19S</meta:editing-duration>
    <meta:editing-cycles>13</meta:editing-cycles>
    <meta:document-statistic meta:table-count="0" meta:image-count="0" meta:object-count="0" meta:page-count="5" meta:paragraph-count="85" meta:word-count="419" meta:character-count="2002"/>
  </office:meta>
</office:document-meta>
</file>